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576in"/>
    </style:style>
    <style:style style:name="Table1.B" style:family="table-column">
      <style:table-column-properties style:column-width="5.5354in"/>
    </style:style>
    <style:style style:name="Table1.A1" style:family="table-cell">
      <style:table-cell-properties style:vertical-align="middle" style:border-line-width="0.0007in 0.0014in 0.0007in" fo:padding="0.0194in" fo:border="0.2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1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" style:family="table">
      <style:table-properties style:width="6.6875in" fo:margin-left="0.0146in" table:align="left"/>
    </style:style>
    <style:style style:name="Table2.A" style:family="table-column">
      <style:table-column-properties style:column-width="1.1458in"/>
    </style:style>
    <style:style style:name="Table2.B" style:family="table-column">
      <style:table-column-properties style:column-width="5.5417in"/>
    </style:style>
    <style:style style:name="Table2.A1" style:family="table-cell">
      <style:table-cell-properties style:vertical-align="middle" style:border-line-width="0.0007in 0.0014in 0.0007in" fo:padding="0.0194in" fo:border="0.2pt double #808080"/>
    </style:style>
    <style:style style:name="Table2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2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.5" style:family="table-row">
      <style:table-row-properties style:min-row-height="0.2528in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576in"/>
    </style:style>
    <style:style style:name="Table3.B" style:family="table-column">
      <style:table-column-properties style:column-width="5.5354in"/>
    </style:style>
    <style:style style:name="Table3.A1" style:family="table-cell">
      <style:table-cell-properties style:vertical-align="middle" style:border-line-width="0.0007in 0.0014in 0.0007in" fo:padding="0.0194in" fo:border="0.2pt double #808080"/>
    </style:style>
    <style:style style:name="Table3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3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1576in"/>
    </style:style>
    <style:style style:name="Table4.B" style:family="table-column">
      <style:table-column-properties style:column-width="5.5354in"/>
    </style:style>
    <style:style style:name="Table4.A1" style:family="table-cell">
      <style:table-cell-properties style:vertical-align="middle" style:border-line-width="0.0007in 0.0014in 0.0007in" fo:padding="0.0194in" fo:border="0.2pt double #808080"/>
    </style:style>
    <style:style style:name="Table4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4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1576in"/>
    </style:style>
    <style:style style:name="Table5.B" style:family="table-column">
      <style:table-column-properties style:column-width="5.5354in"/>
    </style:style>
    <style:style style:name="Table5.A1" style:family="table-cell">
      <style:table-cell-properties style:vertical-align="middle" style:border-line-width="0.0007in 0.0014in 0.0007in" fo:padding="0.0194in" fo:border="0.2pt double #808080"/>
    </style:style>
    <style:style style:name="Table5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5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P1" style:family="paragraph" style:parent-style-name="Table_20_Contents">
      <style:text-properties officeooo:paragraph-rsid="000a0da0"/>
    </style:style>
    <style:style style:name="P2" style:family="paragraph" style:parent-style-name="Table_20_Contents">
      <style:text-properties officeooo:paragraph-rsid="000b99e1"/>
    </style:style>
    <style:style style:name="P3" style:family="paragraph" style:parent-style-name="Table_20_Contents">
      <style:text-properties officeooo:rsid="000b99e1" officeooo:paragraph-rsid="000b99e1"/>
    </style:style>
    <style:style style:name="P4" style:family="paragraph" style:parent-style-name="Standard">
      <style:text-properties officeooo:paragraph-rsid="000b99e1"/>
    </style:style>
    <style:style style:name="P5" style:family="paragraph" style:parent-style-name="Table_20_Contents">
      <style:text-properties officeooo:paragraph-rsid="000c44ab"/>
    </style:style>
    <style:style style:name="T1" style:family="text">
      <style:text-properties officeooo:rsid="000a0da0"/>
    </style:style>
    <style:style style:name="T2" style:family="text">
      <style:text-properties officeooo:rsid="000b99e1"/>
    </style:style>
    <style:style style:name="T3" style:family="text">
      <style:text-properties officeooo:rsid="000c44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text:span text:style-name="Strong_20_Emphasis">Test: </text:span>Afvinkopdracht 6 test 1</text:p>
          </table:table-cell>
          <table:covered-table-cell/>
        </table:table-row>
        <table:table-row>
          <table:table-cell table:style-name="Table1.A2" office:value-type="string">
            <text:p text:style-name="Table_20_Contents"><text:span text:style-name="Emphasis">Omschrijving</text:span></text:p>
          </table:table-cell>
          <table:table-cell table:style-name="Table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le1.A2" office:value-type="string">
            <text:p text:style-name="Table_20_Contents"><text:span text:style-name="Emphasis">Verwacht resultaat</text:span></text:p>
          </table:table-cell>
          <table:table-cell table:style-name="Table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le1.A2" office:value-type="string">
            <text:p text:style-name="Table_20_Contents"><text:span text:style-name="Emphasis">Pass/fail</text:span></text:p>
          </table:table-cell>
          <table:table-cell table:style-name="Table1.B2" office:value-type="string">
            <text:p text:style-name="Table_20_Contents">Pass</text:p>
          </table:table-cell>
        </table:table-row>
        <table:table-row>
          <table:table-cell table:style-name="Table1.A2" office:value-type="string">
            <text:p text:style-name="Table_20_Contents"><text:span text:style-name="Emphasis">Opmerkingen</text:span></text:p>
          </table:table-cell>
          <table:table-cell table:style-name="Table1.B2" office:value-type="string">
            <text:p text:style-name="P5">Gegeven error bericht: "<text:span text:style-name="T3">Vul een valide bestand in, 'Goed', 'Slecht' of 'GeenFasta'</text:span></text:p>
            <text:p text:style-name="P5"><text:span text:style-name="T3">Of zet de goede bestanden in de map</text:span>"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Strong_20_Emphasis">Test: </text:span>Afvinkopdracht 6 test <text:span text:style-name="T1">2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Emphasis">Omschrijving</text:span></text:p>
          </table:table-cell>
          <table:table-cell table:style-name="Table2.B2" office:value-type="string">
            <text:p text:style-name="Table_20_Contents">Het programma starten <text:span text:style-name="T1">terwijl het bestand geen fasta format is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Verwacht resultaat</text:span></text:p>
          </table:table-cell>
          <table:table-cell table:style-name="Table2.B2" office:value-type="string">
            <text:p text:style-name="Table_20_Contents">Het programma geeft een nette afhandeling van de error, geeft aan dat het bestand <text:span text:style-name="T2">geen FASTA is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Pass/fail</text:span></text:p>
          </table:table-cell>
          <table:table-cell table:style-name="Table2.B2" office:value-type="string">
            <text:p text:style-name="Table_20_Contents">Pass</text:p>
          </table:table-cell>
        </table:table-row>
        <table:table-row table:style-name="Table2.5">
          <table:table-cell table:style-name="Table2.A2" office:value-type="string">
            <text:p text:style-name="Table_20_Contents"><text:span text:style-name="Emphasis">Opmerkingen</text:span></text:p>
          </table:table-cell>
          <table:table-cell table:style-name="Table2.B2" office:value-type="string">
            <text:p text:style-name="P1">Gegeven error bericht: "<text:span text:style-name="T3">Dat is geen fasta bestand</text:span>"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Table_20_Contents"><text:span text:style-name="Strong_20_Emphasis">Test: </text:span>Afvinkopdracht 6 test <text:span text:style-name="T1">3</text:span></text:p>
          </table:table-cell>
          <table:covered-table-cell/>
        </table:table-row>
        <table:table-row>
          <table:table-cell table:style-name="Table3.A2" office:value-type="string">
            <text:p text:style-name="Table_20_Contents"><text:span text:style-name="Emphasis">Omschrijving</text:span></text:p>
          </table:table-cell>
          <table:table-cell table:style-name="Table3.B2" office:value-type="string">
            <text:p text:style-name="Table_20_Contents">Het programma starten zonder dat het <text:span text:style-name="T1">enzym bestand</text:span> bestand aanwezig is</text:p>
          </table:table-cell>
        </table:table-row>
        <table:table-row>
          <table:table-cell table:style-name="Table3.A2" office:value-type="string">
            <text:p text:style-name="Table_20_Contents"><text:span text:style-name="Emphasis">Verwacht resultaat</text:span></text:p>
          </table:table-cell>
          <table:table-cell table:style-name="Table3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le3.A2" office:value-type="string">
            <text:p text:style-name="Table_20_Contents"><text:span text:style-name="Emphasis">Pass/fail</text:span></text:p>
          </table:table-cell>
          <table:table-cell table:style-name="Table3.B2" office:value-type="string">
            <text:p text:style-name="Table_20_Contents">Pass</text:p>
          </table:table-cell>
        </table:table-row>
        <table:table-row>
          <table:table-cell table:style-name="Table3.A2" office:value-type="string">
            <text:p text:style-name="Table_20_Contents"><text:span text:style-name="Emphasis">Opmerkingen</text:span></text:p>
          </table:table-cell>
          <table:table-cell table:style-name="Table3.B2" office:value-type="string">
            <text:p text:style-name="P5">Gegeven error bericht: "<text:span text:style-name="T3">Vul een valide bestand in, 'Goed', 'Slecht' of 'GeenFasta'</text:span></text:p>
            <text:p text:style-name="P5"><text:span text:style-name="T3">Of zet de goede bestanden in de map’’</text:span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"><text:span text:style-name="Strong_20_Emphasis">Test: </text:span>Afvinkopdracht 6 test <text:span text:style-name="T2">4</text:span></text:p>
          </table:table-cell>
          <table:covered-table-cell/>
        </table:table-row>
        <table:table-row>
          <table:table-cell table:style-name="Table4.A2" office:value-type="string">
            <text:p text:style-name="P2"><text:span text:style-name="Emphasis">Omschrijving</text:span></text:p>
          </table:table-cell>
          <table:table-cell table:style-name="Table4.B2" office:value-type="string">
            <text:p text:style-name="P3">Zoekwoord invoeren dat niet gevonden wordt</text:p>
          </table:table-cell>
        </table:table-row>
        <table:table-row>
          <table:table-cell table:style-name="Table4.A2" office:value-type="string">
            <text:p text:style-name="P2"><text:span text:style-name="Emphasis">Verwacht resultaat</text:span></text:p>
          </table:table-cell>
          <table:table-cell table:style-name="Table4.B2" office:value-type="string">
            <text:p text:style-name="P2">Het programma geeft een nette afhandeling van de error, <text:span text:style-name="T2">geeft aan dat het zoekwoord niet in bestaat en vraagt om een nieuw zoekwoord</text:span></text:p>
          </table:table-cell>
        </table:table-row>
        <table:table-row>
          <table:table-cell table:style-name="Table4.A2" office:value-type="string">
            <text:p text:style-name="P2"><text:span text:style-name="Emphasis">Pass/fail</text:span></text:p>
          </table:table-cell>
          <table:table-cell table:style-name="Table4.B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2"><text:span text:style-name="Emphasis">Opmerkingen</text:span></text:p>
          </table:table-cell>
          <table:table-cell table:style-name="Table4.B2" office:value-type="string">
            <text:p text:style-name="P5">Gegeven error bericht: "<text:span text:style-name="T3">Dit zoek woord is niet gevonden</text:span>"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"><text:span text:style-name="Strong_20_Emphasis">Test: </text:span>Afvinkopdracht 6 test <text:span text:style-name="T2">5</text:span></text:p>
          </table:table-cell>
          <table:covered-table-cell/>
        </table:table-row>
        <table:table-row>
          <table:table-cell table:style-name="Table5.A2" office:value-type="string">
            <text:p text:style-name="P2"><text:span text:style-name="Emphasis">Omschrijving</text:span></text:p>
          </table:table-cell>
          <table:table-cell table:style-name="Table5.B2" office:value-type="string">
            <text:p text:style-name="P2">Het programma starten <text:span text:style-name="T2">terwijl een seqentie geen DNA is</text:span></text:p>
          </table:table-cell>
        </table:table-row>
        <table:table-row>
          <table:table-cell table:style-name="Table5.A2" office:value-type="string">
            <text:p text:style-name="P2"><text:span text:style-name="Emphasis">Verwacht resultaat</text:span></text:p>
          </table:table-cell>
          <table:table-cell table:style-name="Table5.B2" office:value-type="string">
            <text:p text:style-name="P2">Het programma geeft een nette afhandeling van de error, geeft aan dat <text:span text:style-name="T2">de sequentie geen DNA is</text:span></text:p>
          </table:table-cell>
        </table:table-row>
        <table:table-row>
          <table:table-cell table:style-name="Table5.A2" office:value-type="string">
            <text:p text:style-name="P2"><text:span text:style-name="Emphasis">Pass/fail</text:span></text:p>
          </table:table-cell>
          <table:table-cell table:style-name="Table5.B2" office:value-type="string">
            <text:p text:style-name="P2">Pass</text:p>
          </table:table-cell>
        </table:table-row>
        <table:table-row>
          <table:table-cell table:style-name="Table5.A2" office:value-type="string">
            <text:p text:style-name="P2"><text:span text:style-name="Emphasis">Opmerkingen</text:span></text:p>
          </table:table-cell>
          <table:table-cell table:style-name="Table5.B2" office:value-type="string">
            <text:p text:style-name="P2">Gegeven error bericht: "<text:span text:style-name="T3">Header+is geen dna sequentie</text:span>"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1:27:24.782130539</meta:creation-date>
    <dc:date>2017-11-27T09:16:40.179223536</dc:date>
    <meta:editing-duration>PT16M13S</meta:editing-duration>
    <meta:editing-cycles>3</meta:editing-cycles>
    <meta:generator>LibreOffice/5.1.6.2$Linux_X86_64 LibreOffice_project/10m0$Build-2</meta:generator>
    <meta:document-statistic meta:table-count="5" meta:image-count="0" meta:object-count="0" meta:page-count="1" meta:paragraph-count="47" meta:word-count="253" meta:character-count="1602" meta:non-whitespace-character-count="1396"/>
  </office:meta>
</office:document-meta>
</file>